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otherAnnotationTestBeanImpl.getCach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therAnnotationTestBeanImpl.get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therAnnotationTestBeanImpl.setBar( Stri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therAnnotationTestBeanImpl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otherAnnotationTestBeanImpl.doNotEx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